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4688" calcext:value-type="float">
            <text:p>104.5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2624" calcext:value-type="float">
            <text:p>104.0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804" calcext:value-type="float">
            <text:p>102.4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8752" calcext:value-type="float">
            <text:p>102.0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9216" calcext:value-type="float">
            <text:p>101.1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3392" calcext:value-type="float">
            <text:p>101.0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0288" calcext:value-type="float">
            <text:p>99.8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9952" calcext:value-type="float">
            <text:p>100.1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9304" calcext:value-type="float">
            <text:p>96.5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4368" calcext:value-type="float">
            <text:p>94.3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2448" calcext:value-type="float">
            <text:p>94.2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6856" calcext:value-type="float">
            <text:p>93.7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2224" calcext:value-type="float">
            <text:p>93.2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